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xt" svg:font-family="T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cc" style:font-name="Calibri" style:text-underline-style="solid" style:text-underline-width="auto" style:text-underline-color="font-color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/>
    </style:style>
    <style:style style:name="P4" style:family="paragraph" style:parent-style-name="Standard" style:list-style-name="L1">
      <style:text-properties style:font-name="Calibri"/>
    </style:style>
    <style:style style:name="P5" style:family="paragraph" style:parent-style-name="Standard" style:list-style-name="L2">
      <style:text-properties style:font-name="Calibri"/>
    </style:style>
    <style:style style:name="P6" style:family="paragraph" style:parent-style-name="Standard" style:list-style-name="L3">
      <style:text-properties style:font-name="Calibri"/>
    </style:style>
    <style:style style:name="P7" style:family="paragraph" style:parent-style-name="Standard" style:list-style-name="L4">
      <style:text-properties style:font-name="Calibri"/>
    </style:style>
    <style:style style:name="P8" style:family="paragraph" style:parent-style-name="Standard">
      <style:text-properties style:font-name="Calibri" style:text-underline-style="solid" style:text-underline-width="auto" style:text-underline-color="font-color"/>
    </style:style>
    <style:style style:name="P9" style:family="paragraph" style:parent-style-name="Standard">
      <style:text-properties style:font-name="Calibri" style:text-underline-style="none"/>
    </style:style>
    <style:style style:name="P10" style:family="paragraph" style:parent-style-name="Standard" style:list-style-name="L3">
      <style:text-properties style:font-name="Calibri" style:text-underline-style="none"/>
    </style:style>
    <style:style style:name="P11" style:family="paragraph" style:parent-style-name="Standard" style:list-style-name="L4">
      <style:text-properties style:font-name="Calibri" style:text-underline-style="none"/>
    </style:style>
    <style:style style:name="P12" style:family="paragraph" style:parent-style-name="Standard" style:list-style-name="L5">
      <style:text-properties style:font-name="Calibri" style:text-underline-style="none"/>
    </style:style>
    <style:style style:name="P13" style:family="paragraph" style:parent-style-name="Standard" style:list-style-name="L6">
      <style:text-properties style:font-name="Calibri" style:text-underline-style="none"/>
    </style:style>
    <style:style style:name="P14" style:family="paragraph" style:parent-style-name="Standard">
      <style:text-properties style:font-name="Calibri" style:text-underline-style="none"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" style:text-underline-style="none" fo:font-weight="bold" style:font-weight-asian="bold" style:font-weight-complex="bold"/>
    </style:style>
    <style:style style:name="P16" style:family="paragraph" style:parent-style-name="Standard">
      <style:text-properties style:font-name="Calibri" style:text-underline-style="none" fo:font-weight="normal" style:font-weight-asian="normal" style:font-weight-complex="normal"/>
    </style:style>
    <style:style style:name="P17" style:family="paragraph" style:parent-style-name="Standard" style:list-style-name="L7">
      <style:text-properties style:font-name="Calibri" style:text-underline-style="none" fo:font-weight="normal" style:font-weight-asian="normal" style:font-weight-complex="normal"/>
    </style:style>
    <style:style style:name="P18" style:family="paragraph" style:parent-style-name="Standard" style:list-style-name="L8">
      <style:text-properties style:font-name="Calibri"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font-name="Calibri"/>
    </style:style>
    <style:style style:name="P21" style:family="paragraph" style:parent-style-name="Standard">
      <style:paragraph-properties fo:break-before="page"/>
      <style:text-properties style:font-name="Calibri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cc" style:text-underline-style="solid" style:text-underline-width="auto" style:text-underline-color="font-color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font-name="Calibri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ison PARSONS David &amp; Audrey<text:tab/><text:tab/><text:tab/><text:tab/><text:tab/><text:tab/><text:tab/>30/01/2017</text:p>
      <text:p text:style-name="P2">Lotissement «O Clos Laurie » Lot N°01</text:p>
      <text:p text:style-name="P2">Rue de Pellera 01700 LE MAS RILLIER</text:p>
      <text:p text:style-name="P2"/>
      <text:p text:style-name="P20">LOT PLOMBERIE</text:p>
      <text:p text:style-name="P19">Descriptif</text:p>
      <text:p text:style-name="P3"/>
      <text:p text:style-name="P2"/>
      <text:p text:style-name="P2"><text:span text:style-name="T2">RDC</text:span></text:p>
      <text:p text:style-name="P2"/>
      <text:p text:style-name="P2">Cuisine</text:p>
      <text:list xml:id="list1530876836635540553" text:style-name="L1">
        <text:list-item>
          <text:p text:style-name="P4">1 évier double : amenée réseaux AEP/EU</text:p>
        </text:list-item>
        <text:list-item>
          <text:p text:style-name="P4">1 lave-vaisselle : amenée réseaux AEP/EU</text:p>
        </text:list-item>
      </text:list>
      <text:p text:style-name="P2"/>
      <text:p text:style-name="P2">Garage (buanderie)</text:p>
      <text:list xml:id="list8535149704795503465" text:style-name="L2">
        <text:list-item>
          <text:p text:style-name="P5">1 lave-linge : amenée réseaux AEP/EU</text:p>
        </text:list-item>
        <text:list-item>
          <text:p text:style-name="P5">1 sèche-linge : amenée réseaux EU</text:p>
        </text:list-item>
        <text:list-item>
          <text:p text:style-name="P5">1 évier : fourniture et pose + amenée réseaux AEP/EU</text:p>
        </text:list-item>
      </text:list>
      <text:p text:style-name="P2"/>
      <text:p text:style-name="P2">WC 1</text:p>
      <text:list xml:id="list8179098388755530567" text:style-name="L3">
        <text:list-item>
          <text:p text:style-name="P6">1 WC suspendu : fourniture et pose + amenée réseaux AEP/EU</text:p>
        </text:list-item>
        <text:list-item>
          <text:p text:style-name="P6">1 lave-mains : fourniture et pose + amenée réseaux AEP/EU</text:p>
        </text:list-item>
      </text:list>
      <text:p text:style-name="P2"/>
      <text:p text:style-name="P2">SDB 1</text:p>
      <text:list xml:id="list1172234549345818834" text:style-name="L4">
        <text:list-item>
          <text:p text:style-name="P7">1 douche à l'italienne : fourniture et pose + amenée réseaux AEP/EU</text:p>
        </text:list-item>
        <text:list-item>
          <text:p text:style-name="P7">1 baignoire 180x80 (à carreler) : fourniture et pose + amenée réseaux AEP/EU</text:p>
        </text:list-item>
        <text:list-item>
          <text:p text:style-name="P7">1 plan vasque simple : fourniture et pose + amenée réseaux AEP/EU</text:p>
        </text:list-item>
      </text:list>
      <text:p text:style-name="P2"/>
      <text:p text:style-name="P2"/>
      <text:p text:style-name="P1">R+1</text:p>
      <text:p text:style-name="P8"/>
      <text:p text:style-name="P9">WC 2</text:p>
      <text:list xml:id="list43383919" text:continue-list="list8179098388755530567" text:style-name="L3">
        <text:list-item>
          <text:p text:style-name="P10">1 WC suspendu : fourniture et pose + amenée réseaux AEP/EU</text:p>
        </text:list-item>
      </text:list>
      <text:p text:style-name="P9"/>
      <text:p text:style-name="P9">SDB 2</text:p>
      <text:list xml:id="list43394782" text:continue-list="list1172234549345818834" text:style-name="L4">
        <text:list-item>
          <text:p text:style-name="P7">1 baignoire 170x70 : fourniture et pose + amenée réseaux AEP/EU</text:p>
        </text:list-item>
        <text:list-item>
          <text:p text:style-name="P11">1 plan vasque simple : fourniture et pose + amenée réseaux AEP/EU</text:p>
        </text:list-item>
      </text:list>
      <text:p text:style-name="P9"/>
      <text:p text:style-name="P9"/>
      <text:p text:style-name="P1">EXTERIEUR</text:p>
      <text:p text:style-name="P8"/>
      <text:list xml:id="list9138241896725039702" text:style-name="L5">
        <text:list-item>
          <text:p text:style-name="P12">1 point d'eau à l'Est du garage (robinet en façade)</text:p>
        </text:list-item>
        <text:list-item>
          <text:p text:style-name="P12">1 point d'eau à l'Ouest du garage (robinet en façade)</text:p>
        </text:list-item>
        <text:list-item>
          <text:p text:style-name="P12">1 point d'eau à l'entrée du terrain (prise d'eau enterrée)</text:p>
        </text:list-item>
      </text:list>
      <text:p text:style-name="P9"/>
      <text:p text:style-name="P9"/>
      <text:p text:style-name="P1">CAVE</text:p>
      <text:list xml:id="list1254469981431155912" text:style-name="L6">
        <text:list-item>
          <text:p text:style-name="P13">2 points d'eau au sous-sol</text:p>
        </text:list-item>
      </text:list>
      <text:p text:style-name="P21">Maison PARSONS David &amp; Audrey<text:tab/><text:tab/><text:tab/><text:tab/><text:tab/><text:tab/><text:tab/>30/01/2017</text:p>
      <text:p text:style-name="P2">Lotissement «O Clos Laurie » Lot N°01</text:p>
      <text:p text:style-name="P2">Rue de Pellera 01700 LE MAS RILLIER</text:p>
      <text:p text:style-name="P2"/>
      <text:p text:style-name="P20">LOT CVC</text:p>
      <text:p text:style-name="P15">Descriptif</text:p>
      <text:p text:style-name="P2"/>
      <text:p text:style-name="P2"><text:span text:style-name="T2"/></text:p>
      <text:p text:style-name="P2"><text:span text:style-name="T3">Chauffage :</text:span></text:p>
      <text:list xml:id="list750746187344213377" text:style-name="L7">
        <text:list-item>
          <text:p text:style-name="P17">Pompe à chaleur air/eau (+ECS)</text:p>
        </text:list-item>
        <text:list-item>
          <text:p text:style-name="P17">Plancher chauffant dans toutes les pièces au RDC et au R+1</text:p>
        </text:list-item>
      </text:list>
      <text:p text:style-name="P16"/>
      <text:p text:style-name="P14">Ventilation :</text:p>
      <text:list xml:id="list4047679978467863486" text:style-name="L8">
        <text:list-item>
          <text:p text:style-name="P18">Extraction cuisine</text:p>
        </text:list-item>
        <text:list-item>
          <text:p text:style-name="P18">VMC simple flu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xt" svg:font-family="T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drey PARSONS</meta:initial-creator>
    <meta:creation-date>2017-01-21T19:02:59.04</meta:creation-date>
    <dc:date>2017-01-30T23:20:46.95</dc:date>
    <dc:creator>Audrey PARSONS</dc:creator>
    <meta:editing-duration>PT16H28M11S</meta:editing-duration>
    <meta:editing-cycles>12</meta:editing-cycles>
    <meta:generator>OpenOffice/4.1.2$Win32 OpenOffice.org_project/412m3$Build-9782</meta:generator>
    <meta:document-statistic meta:table-count="0" meta:image-count="0" meta:object-count="0" meta:page-count="2" meta:paragraph-count="43" meta:word-count="269" meta:character-count="1400"/>
  </office:meta>
</office:document-meta>
</file>